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3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1" table:default-cell-style-name="ce4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sub topic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ercent comple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.Naive_ba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pleted</text:p>
          </table:table-cell>
          <table:table-cell table:style-name="ce5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Linear regress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L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ature Engineering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cv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V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nsorflow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ytorch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py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ikit-image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lo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ras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tplotlib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lask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u_computing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vidia_jetson_devices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SA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14:13:24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8:11:20.044000000</meta:creation-date>
    <dc:date>2023-11-15T14:14:54.426000000</dc:date>
    <meta:editing-duration>PT9M6S</meta:editing-duration>
    <meta:editing-cycles>10</meta:editing-cycles>
    <meta:generator>LibreOffice/7.6.2.1$Windows_X86_64 LibreOffice_project/56f7684011345957bbf33a7ee678afaf4d2ba333</meta:generator>
    <meta:document-statistic meta:table-count="1" meta:cell-count="84" meta:object-count="0"/>
  </office:meta>
</office:document-meta>
</file>